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9H04M52.265051S" calcext:value-type="time">
            <text:p>1579:0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Hallways &amp; bus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15H12M38.957S" calcext:value-type="time">
            <text:p>15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7:49:06.3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2T09:53:03.094000000</dc:date>
    <meta:editing-duration>P70DT15H25M13S</meta:editing-duration>
    <meta:editing-cycles>1861</meta:editing-cycles>
    <meta:generator>LibreOffice/7.2.6.2$Windows_X86_64 LibreOffice_project/b0ec3a565991f7569a5a7f5d24fed7f52653d754</meta:generator>
    <dc:creator>Benjamin Laws</dc:creator>
    <meta:document-statistic meta:table-count="2" meta:cell-count="2320" meta:object-count="0"/>
  </office:meta>
</office:document-meta>
</file>